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TableColumn3" style:family="table-column">
      <style:table-column-properties style:column-width="2.3055in"/>
    </style:style>
    <style:style style:name="TableColumn4" style:family="table-column">
      <style:table-column-properties style:column-width="2.3062in"/>
    </style:style>
    <style:style style:name="TableColumn5" style:family="table-column">
      <style:table-column-properties style:column-width="2.3062in"/>
    </style:style>
    <style:style style:name="Table2" style:family="table">
      <style:table-properties style:width="6.91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list-style-name="LFO3" style:family="paragraph">
      <style:text-properties fo:language="fr" fo:country="FR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list-style-name="LFO3" style:family="paragraph">
      <style:text-properties fo:language="fr" fo:country="FR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text-properties fo:language="fr" fo:country="FR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text-properties fo:language="fr" fo:country="F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list-style-name="LFO3" style:family="paragraph">
      <style:text-properties fo:language="fr" fo:country="F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text-properties fo:language="fr" fo:country="FR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list-style-name="LFO3" style:family="paragraph">
      <style:text-properties fo:language="fr" fo:country="F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list-style-name="LFO3" style:family="paragraph">
      <style:text-properties fo:language="fr" fo:country="F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text-properties fo:language="fr" fo:country="FR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list-style-name="LFO3" style:family="paragraph">
      <style:text-properties fo:language="fr" fo:country="F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list-style-name="LFO3" style:family="paragraph">
      <style:text-properties fo:language="fr" fo:country="F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fo:language="fr" fo:country="FR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fo:language="fr" fo:country="F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list-style-name="LFO3" style:family="paragraph">
      <style:text-properties fo:language="fr" fo:country="FR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text-properties fo:language="fr" fo:country="FR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list-style-name="LFO3" style:family="paragraph">
      <style:text-properties fo:language="fr" fo:country="FR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list-style-name="LFO3" style:family="paragraph">
      <style:text-properties fo:language="fr" fo:country="F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text-properties fo:language="fr" fo:country="FR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list-style-name="LFO3" style:family="paragraph">
      <style:text-properties fo:language="fr" fo:country="F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list-style-name="LFO3" style:family="paragraph">
      <style:text-properties fo:language="fr" fo:country="F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fo:language="fr" fo:country="FR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fo:language="fr" fo:country="FR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list-style-name="LFO3" style:family="paragraph">
      <style:text-properties fo:language="fr" fo:country="F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fo:language="fr" fo:country="F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fo:language="fr" fo:country="F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list-style-name="LFO3" style:family="paragraph">
      <style:text-properties fo:language="fr" fo:country="F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list-style-name="LFO3" style:family="paragraph">
      <style:text-properties fo:language="fr" fo:country="FR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fo:language="fr" fo:country="FR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list-style-name="LFO3" style:family="paragraph">
      <style:text-properties fo:language="fr" fo:country="F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text-properties fo:language="fr" fo:country="FR"/>
    </style:style>
    <style:style style:name="P76" style:parent-style-name="Standard" style:family="paragraph">
      <style:text-properties fo:language="fr" fo:country="FR"/>
    </style:style>
    <style:style style:name="P77" style:parent-style-name="Standard" style:list-style-name="LFO4" style:family="paragraph">
      <style:text-properties fo:language="fr" fo:country="FR"/>
    </style:style>
    <style:style style:name="P78" style:parent-style-name="Standard" style:list-style-name="LFO4" style:family="paragraph">
      <style:text-properties fo:language="fr" fo:country="FR"/>
    </style:style>
    <style:style style:name="P79" style:parent-style-name="Standard" style:list-style-name="LFO4" style:family="paragraph">
      <style:text-properties fo:language="fr" fo:country="FR"/>
    </style:style>
    <style:style style:name="P80" style:parent-style-name="Standard" style:family="paragraph">
      <style:paragraph-properties fo:margin-left="1in">
        <style:tab-stops/>
      </style:paragraph-properties>
      <style:text-properties fo:language="fr" fo:country="FR"/>
    </style:style>
    <style:style style:name="P81" style:parent-style-name="Standard" style:list-style-name="LFO4" style:family="paragraph">
      <style:text-properties fo:language="fr" fo:country="FR"/>
    </style:style>
    <style:style style:name="P82" style:parent-style-name="Standard" style:family="paragraph">
      <style:paragraph-properties fo:margin-left="1in">
        <style:tab-stops/>
      </style:paragraph-properties>
      <style:text-properties fo:language="fr" fo:country="FR"/>
    </style:style>
    <style:style style:name="P83" style:parent-style-name="Standard" style:family="paragraph">
      <style:paragraph-properties fo:margin-left="1in">
        <style:tab-stops/>
      </style:paragraph-properties>
      <style:text-properties fo:language="fr" fo:country="FR"/>
    </style:style>
    <style:style style:name="P84" style:parent-style-name="Standard" style:list-style-name="LFO4" style:family="paragraph">
      <style:text-properties fo:language="fr" fo:country="FR"/>
    </style:style>
    <style:style style:name="P85" style:parent-style-name="Standard" style:list-style-name="LFO4" style:family="paragraph">
      <style:text-properties fo:language="fr" fo:country="FR"/>
    </style:style>
    <style:style style:name="P86" style:parent-style-name="Standard" style:list-style-name="LFO4" style:family="paragraph">
      <style:text-properties fo:language="fr" fo:country="FR"/>
    </style:style>
    <style:style style:name="P87" style:parent-style-name="Standard" style:list-style-name="LFO4" style:family="paragraph">
      <style:text-properties fo:language="fr" fo:country="FR"/>
    </style:style>
    <style:style style:name="P88" style:parent-style-name="Standard" style:list-style-name="LFO4" style:family="paragraph">
      <style:text-properties fo:language="fr" fo:country="FR"/>
    </style:style>
    <style:style style:name="P89" style:parent-style-name="Standard" style:list-style-name="LFO4" style:family="paragraph">
      <style:text-properties fo:language="fr" fo:country="FR"/>
    </style:style>
    <style:style style:name="P90" style:parent-style-name="Standard" style:family="paragraph">
      <style:paragraph-properties fo:margin-left="1in">
        <style:tab-stops/>
      </style:paragraph-properties>
      <style:text-properties fo:language="fr" fo:country="FR"/>
    </style:style>
    <style:style style:name="P91" style:parent-style-name="Standard" style:list-style-name="LFO4" style:family="paragraph">
      <style:text-properties fo:language="fr" fo:country="FR"/>
    </style:style>
    <style:style style:name="P92" style:parent-style-name="Standard" style:family="paragraph">
      <style:paragraph-properties fo:margin-left="1in">
        <style:tab-stops/>
      </style:paragraph-properties>
      <style:text-properties fo:language="fr" fo:country="FR"/>
    </style:style>
    <style:style style:name="P93" style:parent-style-name="Standard" style:family="paragraph">
      <style:paragraph-properties fo:margin-left="1in">
        <style:tab-stops/>
      </style:paragraph-properties>
      <style:text-properties fo:language="fr" fo:country="FR"/>
    </style:style>
    <style:style style:name="P94" style:parent-style-name="Standard" style:list-style-name="LFO4" style:family="paragraph">
      <style:text-properties fo:language="fr" fo:country="FR"/>
    </style:style>
    <style:style style:name="P95" style:parent-style-name="Standard" style:list-style-name="LFO4" style:family="paragraph">
      <style:text-properties fo:language="fr" fo:country="FR"/>
    </style:style>
    <style:style style:name="P96" style:parent-style-name="Standard" style:list-style-name="LFO4" style:family="paragraph">
      <style:text-properties fo:language="fr" fo:country="FR"/>
    </style:style>
    <style:style style:name="P97" style:parent-style-name="Standard" style:list-style-name="LFO4" style:family="paragraph">
      <style:text-properties fo:language="fr" fo:country="FR"/>
    </style:style>
    <style:style style:name="P98" style:parent-style-name="Standard" style:list-style-name="LFO4" style:family="paragraph">
      <style:text-properties fo:language="fr" fo:country="FR"/>
    </style:style>
    <style:style style:name="P99" style:parent-style-name="Standard" style:list-style-name="LFO4" style:family="paragraph">
      <style:text-properties fo:language="fr" fo:country="FR"/>
    </style:style>
    <style:style style:name="P100" style:parent-style-name="Standard" style:family="paragraph">
      <style:paragraph-properties fo:margin-left="1in">
        <style:tab-stops/>
      </style:paragraph-properties>
      <style:text-properties fo:language="fr" fo:country="FR"/>
    </style:style>
    <style:style style:name="P101" style:parent-style-name="Standard" style:list-style-name="LFO4" style:family="paragraph">
      <style:text-properties fo:language="fr" fo:country="FR"/>
    </style:style>
    <style:style style:name="P102" style:parent-style-name="Standard" style:list-style-name="LFO4" style:family="paragraph">
      <style:text-properties fo:language="fr" fo:country="FR"/>
    </style:style>
    <style:style style:name="P103" style:parent-style-name="Standard" style:list-style-name="LFO4" style:family="paragraph">
      <style:text-properties fo:language="fr" fo:country="FR"/>
    </style:style>
    <style:style style:name="T104" style:parent-style-name="Policepardéfaut" style:family="text">
      <style:text-properties fo:language="fr" fo:country="FR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list text:style-name="LFO3" text:continue-numbering="true">
              <text:list-item>
                <text:p text:style-name="P8">Présenter carte</text:p>
              </text:list-item>
            </text:list>
          </table:table-cell>
          <table:table-cell table:style-name="TableCell9">
            <text:list text:style-name="LFO3" text:continue-numbering="true">
              <text:list-item>
                <text:p text:style-name="P10">Analyse carte</text:p>
              </text:list-item>
            </text:list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/>
          </table:table-cell>
          <table:table-cell table:style-name="TableCell16">
            <text:list text:style-name="LFO3" text:continue-numbering="true">
              <text:list-item>
                <text:p text:style-name="P17">Carte validée<text:s/></text:p>
              </text:list-item>
            </text:list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list text:style-name="LFO3" text:continue-numbering="true">
              <text:list-item>
                <text:p text:style-name="P22">gérer ses revenus</text:p>
              </text:list-item>
            </text:list>
          </table:table-cell>
          <table:table-cell table:style-name="TableCell23">
            <text:list text:style-name="LFO3" text:continue-numbering="true">
              <text:list-item>
                <text:p text:style-name="P24">demander clé db</text:p>
              </text:list-item>
            </text:list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list text:style-name="LFO3" text:continue-numbering="true">
              <text:list-item>
                <text:p text:style-name="P29">présentation db</text:p>
              </text:list-item>
            </text:list>
          </table:table-cell>
          <table:table-cell table:style-name="TableCell30">
            <text:list text:style-name="LFO3" text:continue-numbering="true">
              <text:list-item>
                <text:p text:style-name="P31">validation db</text:p>
              </text:list-item>
            </text:list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list text:style-name="LFO3" text:continue-numbering="true">
              <text:list-item>
                <text:p text:style-name="P38">db validée</text:p>
              </text:list-item>
            </text:list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list text:style-name="LFO3" text:continue-numbering="true">
              <text:list-item>
                <text:p text:style-name="P43">transfert crédit</text:p>
              </text:list-item>
            </text:list>
          </table:table-cell>
          <table:table-cell table:style-name="TableCell44">
            <text:list text:style-name="LFO3" text:continue-numbering="true">
              <text:list-item>
                <text:p text:style-name="P45">demande du montant</text:p>
              </text:list-item>
            </text:list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list text:style-name="LFO3" text:continue-numbering="true">
              <text:list-item>
                <text:p text:style-name="P50">saisi montant</text:p>
              </text:list-item>
            </text:list>
          </table:table-cell>
          <table:table-cell table:style-name="TableCell51">
            <text:list text:style-name="LFO3" text:continue-numbering="true">
              <text:list-item>
                <text:p text:style-name="P52">validation montant</text:p>
              </text:list-item>
            </text:list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list text:style-name="LFO3" text:continue-numbering="true">
              <text:list-item>
                <text:p text:style-name="P59">montant validé</text:p>
              </text:list-item>
            </text:list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list text:style-name="LFO3" text:continue-numbering="true">
              <text:list-item>
                <text:p text:style-name="P66">transfert des crédits</text:p>
              </text:list-item>
            </text:list>
          </table:table-cell>
          <table:table-cell table:style-name="TableCell67">
            <text:list text:style-name="LFO3" text:continue-numbering="true">
              <text:list-item>
                <text:p text:style-name="P68">transfert validé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list text:style-name="LFO3" text:continue-numbering="true">
              <text:list-item>
                <text:p text:style-name="P73">transfert finalisé</text:p>
              </text:list-item>
            </text:list>
          </table:table-cell>
          <table:table-cell table:style-name="TableCell74">
            <text:p text:style-name="P75"/>
          </table:table-cell>
        </table:table-row>
      </table:table>
      <text:p text:style-name="P76"/>
      <text:list text:style-name="LFO4" text:continue-numbering="true">
        <text:list-item>
          <text:p text:style-name="P77">Présentation carte</text:p>
        </text:list-item>
        <text:list-item>
          <text:p text:style-name="P78">Analyse de la carte</text:p>
          <text:list text:continue-numbering="true">
            <text:list-item>
              <text:p text:style-name="P79">la carte n'est pas une carte d'accréditation<text:s/></text:p>
            </text:list-item>
          </text:list>
        </text:list-item>
      </text:list>
      <text:p text:style-name="P80">→<text:s/>fin de la séquence</text:p>
      <text:list text:style-name="LFO4" text:continue-numbering="true">
        <text:list-item>
          <text:list>
            <text:list-item>
              <text:p text:style-name="P81">le compte associé n'est plus actif</text:p>
            </text:list-item>
          </text:list>
        </text:list-item>
      </text:list>
      <text:p text:style-name="P82">→<text:s/>envoi d'une alerte à l'administration</text:p>
      <text:p text:style-name="P83">→<text:s/>fin de la séquence</text:p>
      <text:list text:style-name="LFO4" text:continue-numbering="true">
        <text:list-item>
          <text:p text:style-name="P84">Carte validée</text:p>
        </text:list-item>
        <text:list-item>
          <text:p text:style-name="P85">Demande de gérer ses revenus</text:p>
        </text:list-item>
        <text:list-item>
          <text:p text:style-name="P86">Demande clé DB</text:p>
        </text:list-item>
        <text:list-item>
          <text:p text:style-name="P87">Présentation DB</text:p>
        </text:list-item>
        <text:list-item>
          <text:p text:style-name="P88">Validation DB</text:p>
          <text:list text:continue-numbering="true">
            <text:list-item>
              <text:p text:style-name="P89">Les données ne sont pas reconnues</text:p>
            </text:list-item>
          </text:list>
        </text:list-item>
      </text:list>
      <text:p text:style-name="P90">→<text:s/>fin de la séquence</text:p>
      <text:list text:style-name="LFO4" text:continue-numbering="true">
        <text:list-item>
          <text:list>
            <text:list-item>
              <text:p text:style-name="P91">Les données ne correspondent pas au bon compte</text:p>
            </text:list-item>
          </text:list>
        </text:list-item>
      </text:list>
      <text:p text:style-name="P92">→<text:s/>envoi d'une alerte à l'administration</text:p>
      <text:p text:style-name="P93">→<text:s/>fin de la séquence</text:p>
      <text:list text:style-name="LFO4" text:continue-numbering="true">
        <text:list-item>
          <text:p text:style-name="P94">DB Validée</text:p>
        </text:list-item>
        <text:list-item>
          <text:p text:style-name="P95">Transfert crédit</text:p>
        </text:list-item>
        <text:list-item>
          <text:p text:style-name="P96">Demande du montant</text:p>
        </text:list-item>
        <text:list-item>
          <text:p text:style-name="P97">Saisie montant<text:s/></text:p>
        </text:list-item>
        <text:list-item>
          <text:p text:style-name="P98">Validation du montant</text:p>
          <text:list text:continue-numbering="true">
            <text:list-item>
              <text:p text:style-name="P99">Le montant n'est pas valide (fonds insuffisants)</text:p>
            </text:list-item>
          </text:list>
        </text:list-item>
      </text:list>
      <text:p text:style-name="P100">→<text:s/>fin de séquence</text:p>
      <text:list text:style-name="LFO4" text:continue-numbering="true">
        <text:list-item>
          <text:p text:style-name="P101">Montant validé</text:p>
        </text:list-item>
        <text:list-item>
          <text:p text:style-name="P102">Transfert de crédits</text:p>
        </text:list-item>
        <text:list-item>
          <text:p text:style-name="P103"/>
        </text:list-item>
      </text:list>
      <text:p text:style-name="Standard"><text:span text:style-name="T10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igout</dc:creator>
    <meta:creation-date>2017-10-20T23:40:00Z</meta:creation-date>
    <dc:date>2019-10-04T12:23:00Z</dc:date>
    <meta:template xlink:href="Normal.dotm" xlink:type="simple"/>
    <meta:editing-cycles>9</meta:editing-cycles>
    <meta:editing-duration>PT13740S</meta:editing-duration>
    <meta:document-statistic meta:page-count="1" meta:paragraph-count="1" meta:word-count="143" meta:character-count="931" meta:row-count="6" meta:non-whitespace-character-count="789"/>
  </office:meta>
</office:document-meta>
</file>